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SA and surveillance - made simple</text:p>
      <text:p text:style-name="P1"/>
      <text:p text:style-name="P2">To tap : mettre sur écoute.</text:p>
      <text:p text:style-name="P2">Intelligence agency : une agence de renseignement</text:p>
      <text:p text:style-name="P2">A computer database</text:p>
      <text:p text:style-name="P2">To discard : détruire</text:p>
      <text:p text:style-name="P2">A backdrop : en fond</text:p>
      <text:p text:style-name="P2">To stem : contenir</text:p>
      <text:p text:style-name="P2">Folks : les gen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9T08:14:34.24</meta:creation-date>
    <dc:date>2014-04-02T13:59:53.72</dc:date>
    <meta:editing-duration>PT6H17M48S</meta:editing-duration>
    <meta:editing-cycles>2</meta:editing-cycles>
    <meta:generator>OpenOffice/4.0.0$Win32 OpenOffice.org_project/400m3$Build-9702</meta:generator>
    <meta:document-statistic meta:table-count="0" meta:image-count="0" meta:object-count="0" meta:page-count="1" meta:paragraph-count="8" meta:word-count="39" meta:character-count="204"/>
  </office:meta>
</office:document-meta>
</file>